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ormans</text:h>
      <text:p text:style-name="Text_20_body">Lorem, sed aptent dui cras vestibulum vel. Dui ut justo cursus metus accumsan. In, aenean eni, adipiscing varius, sociosqu arcu aliquet a, condimentum dui, nibh duis lacus. Consectetuer rhoncus etiam arcu rutrum. Justo ligula malesuada integer. Hac purus natoque enim, per a sapien convallis vestibulum quis. Feugiat diam ac donec morbi potenti metus ve a. Lectus a, aliquet mollis, nec hac sollicitudin platea fusce nam sit nec. Leo aliquam praesent rutrum ipsum adipiscing sodales quam ad. Enim consectetuer parturient nisl donec sociis nisl, montes ut. Netus id sit at luctus ridiculus. Scelerisque sed, mollis ut cum condimentum cubilia consectetuer penatibus litora dictumst vestibulum. Pede dictum elementum curae. Dui duis commodo sed, maecenas convallis hac gravida torquent. Cura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7T12:01:20.282736561</meta:creation-date>
    <dc:date>2020-02-27T12:05:56.881615210</dc:date>
    <meta:editing-duration>PT4M37S</meta:editing-duration>
    <meta:editing-cycles>1</meta:editing-cycles>
    <meta:document-statistic meta:table-count="0" meta:image-count="0" meta:object-count="0" meta:page-count="1" meta:paragraph-count="2" meta:word-count="118" meta:character-count="797" meta:non-whitespace-character-count="681"/>
    <meta:generator>LibreOffice/6.3.4.2.0$Linux_X86_64 LibreOffice_project/30$Build-2</meta:generator>
  </office:meta>
</office:document-meta>
</file>